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/>
    <style:font-face style:name="Source Code Pro Semibold" svg:font-family="'Source Code Pro Semibold'"/>
    <style:font-face style:name="Source Code Pro Semibold1" svg:font-family="'Source Code Pro Semibold'" style:font-pitch="fixed"/>
  </office:font-face-decls>
  <office:automatic-styles>
    <style:style style:name="P1" style:family="paragraph" style:parent-style-name="Standard">
      <style:text-properties style:font-name="Source Code Pro Semibold1" officeooo:rsid="0014ac11" officeooo:paragraph-rsid="0014ac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learning with go</text:p>
      <text:p text:style-name="P1"/>
      <text:p text:style-name="P1">First the installation, well I leave it for you.</text:p>
      <text:p text:style-name="P1"/>
      <text:p text:style-name="P1"/>
      <text:p text:style-name="P1">My intention is learn go language programming, too is to practice english, please let me know your comments.</text:p>
      <text:p text:style-name="P1"/>
      <text:p text:style-name="P1"/>
      <text:p text:style-name="P1"/>
      <text:p text:style-name="P1">Primero vamos por aprenderlo</text:p>
      <text:p text:style-name="P1"/>
      <text:p text:style-name="P1">This language was created by google.</text:p>
      <text:p text:style-name="P1">Its compiled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/>
    <style:font-face style:name="Source Code Pro Semibold" svg:font-family="'Source Code Pro Semibold'"/>
    <style:font-face style:name="Source Code Pro Semibold1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Code Pro Semibold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Source Code Pro Semibold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ource Code Pro Semibold" fo:font-family="'Source Code Pro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Source Code Pro" fo:font-family="'Source Code Pro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Source Code Pro" fo:font-family="'Source Code Pro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Code Pro" fo:font-family="'Source Code Pro'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2:18:35.523428334</meta:creation-date>
    <dc:date>2024-05-19T19:47:48.296588700</dc:date>
    <meta:editing-duration>PT7H29M14S</meta:editing-duration>
    <meta:editing-cycles>1</meta:editing-cycles>
    <meta:document-statistic meta:table-count="0" meta:image-count="0" meta:object-count="0" meta:page-count="1" meta:paragraph-count="6" meta:word-count="43" meta:character-count="252" meta:non-whitespace-character-count="215"/>
    <meta:generator>LibreOffice/7.4.7.2$Linux_X86_64 LibreOffice_project/40$Build-2</meta:generator>
  </office:meta>
</office:document-meta>
</file>